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3:44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3:44:59.82</dc:date>
    <meta:editing-duration>PT14H57M36S</meta:editing-duration>
    <meta:editing-cycles>68</meta:editing-cycles>
    <meta:generator>OpenOffice/4.1.7$Win32 OpenOffice.org_project/417m1$Build-9800</meta:generator>
    <meta:document-statistic meta:table-count="3" meta:cell-count="534" meta:object-count="0"/>
  </office:meta>
</office:document-meta>
</file>